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4.25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cm" fo:min-width="4.5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4.75cm" loext:decorative="false"/>
      <style:paragraph-properties style:writing-mode="lr-tb"/>
    </style:style>
    <style:style style:name="gr4" style:family="graphic" style:parent-style-name="objectwithoutfill">
      <style:graphic-properties draw:marker-end="Puntas_20_de_20_flecha_20_1" draw:marker-end-width="0.3cm" draw:fill="none" draw:fill-color="#ffffff" draw:textarea-vertical-align="middle" loext:decorative="false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5cm" fo:min-width="3.25cm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cm" fo:min-width="4.25cm" loext:decorative="false"/>
      <style:paragraph-properties style:writing-mode="lr-tb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75cm" svg:height="2.75cm" svg:x="1cm" svg:y="5.5cm">
          <text:p text:style-name="P1">Parámetros o estadístico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75cm" svg:x="7.25cm" svg:y="4cm">
          <text:p text:style-name="P1">Atributos:</text:p>
          <text:p text:style-name="P1"><text:span text:style-name="T1">Color de oj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cm" svg:height="2cm" svg:x="7cm" svg:y="7.5cm">
          <text:p text:style-name="P1">Variables:</text:p>
          <text:p text:style-name="P1"><text:span text:style-name="T1">Peso, edad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5cm" svg:y1="6.5cm" svg:x2="7cm" svg:y2="5cm">
          <text:p/>
        </draw:line>
        <draw:line draw:style-name="gr5" draw:text-style-name="P4" draw:layer="layout" svg:x1="5.5cm" svg:y1="6.75cm" svg:x2="6.75cm" svg:y2="8.5cm">
          <text:p/>
        </draw:line>
        <draw:custom-shape draw:style-name="gr6" draw:text-style-name="P2" draw:layer="layout" svg:width="3.75cm" svg:height="1.5cm" svg:x="14.5cm" svg:y="6.75cm">
          <text:p text:style-name="P1">Continuas:</text:p>
          <text:p text:style-name="P1"><text:span text:style-name="T1">pes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2.25cm" svg:x="14.5cm" svg:y="9.5cm">
          <text:p text:style-name="P1">Discretas:</text:p>
          <text:p text:style-name="P1"><text:span text:style-name="T1">Edad (n.º de años)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2.5cm" svg:y1="8.5cm" svg:x2="14.5cm" svg:y2="7.5cm">
          <text:p/>
        </draw:line>
        <draw:line draw:style-name="gr9" draw:text-style-name="P4" draw:layer="layout" svg:x1="12.5cm" svg:y1="9cm" svg:x2="14.25cm" svg:y2="10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1T12:57:17.971000000</meta:creation-date>
    <dc:date>2024-08-11T13:10:22.859000000</dc:date>
    <meta:editing-duration>PT27S</meta:editing-duration>
    <meta:editing-cycles>1</meta:editing-cycles>
    <meta:document-statistic meta:object-count="9"/>
    <meta:generator>LibreOffice/24.2.5.2$Windows_X86_64 LibreOffice_project/bffef4ea93e59bebbeaf7f431bb02b1a39ee8a59</meta:generator>
  </office:meta>
</office:document-meta>
</file>